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style:may-break-between-rows="false" style:writing-mode="lr-tb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fo:keep-together="always"/>
    </style:style>
    <style:style style:name="Tableau1.A2" style:family="table-cell">
      <style:table-cell-properties fo:padding="0.097cm" fo:border="0.05pt solid #000000"/>
    </style:style>
    <style:style style:name="Tableau2" style:family="table">
      <style:table-properties style:width="16.806cm" table:align="margins" style:writing-mode="lr-tb"/>
    </style:style>
    <style:style style:name="Tableau2.A" style:family="table-column">
      <style:table-column-properties style:column-width="5.602cm" style:rel-column-width="21845*"/>
    </style:style>
    <style:style style:name="Tableau2.A1" style:family="table-cell">
      <style:table-cell-properties fo:padding-left="0.101cm" fo:padding-right="0.101cm" fo:padding-top="0.101cm" fo:padding-bottom="0.199cm" fo:border="none"/>
    </style:style>
    <style:style style:name="Tableau2.B1" style:family="table-cell">
      <style:table-cell-properties fo:padding-left="0.101cm" fo:padding-right="0.101cm" fo:padding-top="0.101cm" fo:padding-bottom="0.199cm" fo:border-left="0.05pt solid #000000" fo:border-right="none" fo:border-top="none" fo:border-bottom="none"/>
    </style:style>
    <style:style style:name="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P2" style:family="paragraph" style:parent-style-name="Standard">
      <style:text-properties officeooo:paragraph-rsid="009e47aa"/>
    </style:style>
    <style:style style:name="P3" style:family="paragraph" style:parent-style-name="Table_20_Contents">
      <style:paragraph-properties fo:text-align="center" style:justify-single-word="false"/>
      <style:text-properties fo:color="#333333" style:font-name="Arial" fo:font-size="15pt" fo:font-weight="bold" officeooo:rsid="0078eff7" officeooo:paragraph-rsid="009e47aa" style:font-size-asian="13.1000003814697pt" style:font-weight-asian="bold" style:font-size-complex="15pt" style:font-weight-complex="bold"/>
    </style:style>
    <style:style style:name="P4" style:family="paragraph" style:parent-style-name="Table_20_Contents">
      <style:text-properties style:font-name="Arial" officeooo:rsid="007209da" officeooo:paragraph-rsid="009e47aa"/>
    </style:style>
    <style:style style:name="P5" style:family="paragraph" style:parent-style-name="Table_20_Contents">
      <style:text-properties style:font-name="Arial" officeooo:rsid="00a19485" officeooo:paragraph-rsid="00a19485"/>
    </style:style>
    <style:style style:name="P6" style:family="paragraph" style:parent-style-name="Standard" style:master-page-name="First_20_Page">
      <style:paragraph-properties style:page-number="auto"/>
      <style:text-properties fo:color="#333333" style:font-name="Arial" fo:font-size="18pt" fo:font-weight="bold" officeooo:rsid="0032c034" style:font-size-asian="18pt" style:font-weight-asian="bold" style:font-size-complex="18pt" style:font-weight-complex="bold"/>
    </style:style>
    <style:style style:name="T1" style:family="text">
      <style:text-properties officeooo:rsid="008ebc6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materiaux.Categorie" text:name="materiauxCategorie"/>
        <text:user-field-decl office:value-type="string" office:string-value="$materiaux.Marque" text:name="materiauxMarque"/>
        <text:user-field-decl office:value-type="string" office:string-value="#foreach($ref in $references)" text:name="materiauxReference"/>
        <text:user-field-decl office:value-type="string" office:string-value="$titres" text:name="titre"/>
        <text:user-field-decl office:value-type="string" office:string-value="$moanom" text:name="moanom"/>
        <text:user-field-decl office:value-type="string" office:string-value="$moaadresse" text:name="moaadresse"/>
        <text:user-field-decl office:value-type="string" office:string-value="$moaville" text:name="moaville"/>
        <text:user-field-decl office:value-type="string" office:string-value="$moenom" text:name="moenom"/>
        <text:user-field-decl office:value-type="string" office:string-value="$moeadresse" text:name="moeadresse"/>
        <text:user-field-decl office:value-type="string" office:string-value="$moeville" text:name="moeville"/>
        <text:user-field-decl office:value-type="string" office:string-value="$lot" text:name="lot"/>
        <text:user-field-decl office:value-type="string" office:string-value="" text:name="materiauxList"/>
        <text:user-field-decl office:value-type="string" office:string-value="" text:name="materiauxListEnd"/>
        <text:user-field-decl office:value-type="string" office:string-value="#end" text:name="materiauxReferencesFin"/>
      </text:user-field-decls>
      <text:p text:style-name="P6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<text:span text:style-name="T1">M</text:span>ATERIAUX UTILISES</text:p>
          </table:table-cell>
        </table:table-row>
        <table:table-row table:style-name="Tableau1.2">
          <table:table-cell table:style-name="Tableau1.A2" office:value-type="string">
            <table:table table:name="Tableau2" table:style-name="Tableau2">
              <table:table-column table:style-name="Tableau2.A" table:number-columns-repeated="3"/>
              <table:table-row>
                <table:table-cell table:style-name="Tableau2.A1" office:value-type="string">
                  <text:p text:style-name="P4"><text:text-input text:description=""/><text:text-input text:description="">@before-row#foreach($mat in $materiaux)</text:text-input><text:text-input text:description="">$mat.Categorie</text:text-input><text:text-input text:description="">@after-row#end</text:text-input><text:text-input text:description=""/></text:p>
                </table:table-cell>
                <table:table-cell table:style-name="Tableau2.B1" office:value-type="string">
                  <text:p text:style-name="P5"><text:text-input text:description="">$mat.Marque</text:text-input></text:p>
                </table:table-cell>
                <table:table-cell table:style-name="Tableau2.B1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ns_20_nom1" style:display-name="Sans nom1" style:family="paragraph" style:parent-style-name="Standard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/>
    <style:style style:name="Preformatted_20_Text" style:display-name="Preformatted Text" style:family="paragraph" style:parent-style-name="Standard" style:class="html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Preformatted_20_Text">
      <style:paragraph-properties fo:text-align="start" style:justify-single-word="false"/>
      <style:text-properties officeooo:paragraph-rsid="00517cc0"/>
    </style:style>
    <style:style style:name="MT1" style:family="text"/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Source_20_Text"/></text:p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1:27:45</meta:creation-date>
    <dc:language>fr-FR</dc:language>
    <dc:date>2017-12-12T23:09:42.311920917</dc:date>
    <meta:editing-cycles>180</meta:editing-cycles>
    <meta:editing-duration>PT5H52M35S</meta:editing-duration>
    <meta:generator>LibreOffice/5.1.6.2$Linux_X86_64 LibreOffice_project/10m0$Build-2</meta:generator>
    <meta:document-statistic meta:table-count="2" meta:image-count="0" meta:object-count="0" meta:page-count="1" meta:paragraph-count="3" meta:word-count="20" meta:character-count="108" meta:non-whitespace-character-count="105"/>
  </office:meta>
</office:document-meta>
</file>